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ac5a" officeooo:paragraph-rsid="0007ac5a" style:font-weight-asian="bold" style:font-weight-complex="bold"/>
    </style:style>
    <style:style style:name="P2" style:family="paragraph" style:parent-style-name="Standard">
      <style:text-properties fo:font-size="13pt" fo:font-weight="bold" officeooo:rsid="0007ac5a" officeooo:paragraph-rsid="0007ac5a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style:text-underline-style="solid" style:text-underline-width="auto" style:text-underline-color="font-color" fo:font-weight="bold" officeooo:rsid="0007ac5a" officeooo:paragraph-rsid="0007ac5a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style:font-name="Arial Black" fo:font-size="13pt" style:text-underline-style="none" fo:font-weight="normal" officeooo:rsid="0007ac5a" officeooo:paragraph-rsid="0007ac5a" style:font-size-asian="11.3500003814697pt" style:font-weight-asian="normal" style:font-size-complex="13pt" style:font-weight-complex="normal"/>
    </style:style>
    <style:style style:name="P5" style:family="paragraph" style:parent-style-name="Standard">
      <style:text-properties style:font-name="Arial" fo:font-size="13pt" style:text-underline-style="none" fo:font-weight="normal" officeooo:rsid="0007d0d7" officeooo:paragraph-rsid="0007d0d7" style:font-size-asian="11.3500003814697pt" style:font-weight-asian="normal" style:font-size-complex="13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style:font-name="Times New Roman" fo:font-size="18pt" style:text-underline-style="solid" style:text-underline-width="auto" style:text-underline-color="font-color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3">ROUND ROBIN SCHEDULING</text:span></text:p>
      <text:p text:style-name="P1"/>
      <text:p text:style-name="P2">PROGRAMMING LANGUAGE: PYTHON</text:p>
      <text:p text:style-name="P2"/>
      <text:p text:style-name="P3">ALGORITHM</text:p>
      <text:p text:style-name="P3"/>
      <text:p text:style-name="P5">PART1</text:p>
      <text:p text:style-name="P5"/>
      <text:p text:style-name="P5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9T17:14:19.477944919</meta:creation-date>
    <dc:date>2014-08-29T17:17:57.246284208</dc:date>
    <meta:editing-duration>PT1M9S</meta:editing-duration>
    <meta:editing-cycles>2</meta:editing-cycles>
    <meta:generator>LibreOffice/4.2.4.2$Linux_X86_64 LibreOffice_project/420m0$Build-2</meta:generator>
    <meta:document-statistic meta:table-count="0" meta:image-count="0" meta:object-count="0" meta:page-count="1" meta:paragraph-count="4" meta:word-count="8" meta:character-count="67" meta:non-whitespace-character-count="60"/>
  </office:meta>
</office:document-meta>
</file>